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" style:family="graphic" style:parent-style-name="standard">
      <style:graphic-properties draw:fill="solid" draw:fill-color="#eeeeee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fill="solid" draw:fill-color="#ddddd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39cm" svg:height="0.725cm" svg:x="0.8cm" svg:y="-0.096cm">
          <draw:text-box>
            <text:p><text:span text:style-name="T1">0</text:span></text:p>
          </draw:text-box>
        </draw:frame>
        <draw:rect draw:style-name="gr2" draw:text-style-name="P2" draw:layer="layout" svg:width="0.273cm" svg:height="1cm" svg:x="0.108cm" svg:y="0.6cm">
          <text:p text:style-name="P2"><text:span text:style-name="T2">n</text:span></text:p>
        </draw:rect>
        <draw:frame draw:style-name="gr1" draw:text-style-name="P1" draw:layer="layout" svg:width="0.739cm" svg:height="0.725cm" svg:x="2.871cm" svg:y="-0.095cm">
          <draw:text-box>
            <text:p><text:span text:style-name="T1">1</text:span></text:p>
          </draw:text-box>
        </draw:frame>
        <draw:rect draw:style-name="gr3" draw:text-style-name="P3" draw:layer="layout" svg:width="0.762cm" svg:height="1cm" svg:x="0.381cm" svg:y="0.6cm">
          <text:p text:style-name="P3">try</text:p>
        </draw:rect>
        <draw:rect draw:style-name="gr4" draw:text-style-name="P3" draw:layer="layout" svg:width="0.762cm" svg:height="1cm" svg:x="1.143cm" svg:y="0.6cm">
          <text:p/>
        </draw:rect>
        <draw:rect draw:style-name="gr2" draw:text-style-name="P2" draw:layer="layout" svg:width="0.273cm" svg:height="1cm" svg:x="1.905cm" svg:y="0.6cm">
          <text:p text:style-name="P2"><text:span text:style-name="T2">g</text:span></text:p>
        </draw:rect>
        <draw:rect draw:style-name="gr5" draw:text-style-name="P2" draw:layer="layout" svg:width="2.069cm" svg:height="1cm" svg:x="2.249cm" svg:y="0.6cm">
          <text:p text:style-name="P2"><text:span text:style-name="T2">dial</text:span></text:p>
        </draw:rect>
        <draw:frame draw:style-name="gr6" draw:text-style-name="P4" draw:layer="layout" svg:width="0.68cm" svg:height="0.603cm" svg:x="-0.127cm" svg:y="1.529cm">
          <draw:text-box>
            <text:p text:style-name="P4"><text:span text:style-name="T3">7</text:span></text:p>
          </draw:text-box>
        </draw:frame>
        <draw:frame draw:style-name="gr6" draw:text-style-name="P4" draw:layer="layout" svg:width="0.68cm" svg:height="0.603cm" svg:x="0.173cm" svg:y="1.53cm">
          <draw:text-box>
            <text:p text:style-name="P4"><text:span text:style-name="T3">6</text:span></text:p>
          </draw:text-box>
        </draw:frame>
        <draw:frame draw:style-name="gr6" draw:text-style-name="P4" draw:layer="layout" svg:width="0.68cm" svg:height="0.603cm" svg:x="0.673cm" svg:y="1.531cm">
          <draw:text-box>
            <text:p text:style-name="P4"><text:span text:style-name="T3">4</text:span></text:p>
          </draw:text-box>
        </draw:frame>
        <draw:frame draw:style-name="gr6" draw:text-style-name="P4" draw:layer="layout" svg:width="0.68cm" svg:height="0.603cm" svg:x="0.973cm" svg:y="1.532cm">
          <draw:text-box>
            <text:p text:style-name="P4"><text:span text:style-name="T3">3</text:span></text:p>
          </draw:text-box>
        </draw:frame>
        <draw:frame draw:style-name="gr6" draw:text-style-name="P4" draw:layer="layout" svg:width="0.68cm" svg:height="0.603cm" svg:x="1.473cm" svg:y="1.533cm">
          <draw:text-box>
            <text:p text:style-name="P4"><text:span text:style-name="T3">1</text:span></text:p>
          </draw:text-box>
        </draw:frame>
        <draw:frame draw:style-name="gr6" draw:text-style-name="P4" draw:layer="layout" svg:width="0.68cm" svg:height="0.603cm" svg:x="1.773cm" svg:y="1.534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45cm" fo:page-height="2.1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0M22S</meta:editing-duration>
    <meta:editing-cycles>13</meta:editing-cycles>
    <meta:generator>OpenOffice/4.1.1$Win32 OpenOffice.org_project/411m6$Build-9775</meta:generator>
    <dc:date>2015-09-11T17:48:00.93</dc:date>
    <dc:creator>Pawel Gburzynski</dc:creator>
    <meta:document-statistic meta:object-count="13"/>
  </office:meta>
</office:document-meta>
</file>